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c0000" draw:textarea-horizontal-align="center" draw:textarea-vertical-align="middle"/>
    </style:style>
    <style:style style:name="gr3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draw:marker-start="" draw:marker-start-width="0.406cm" draw:marker-end="Arrow_20_concave" draw:marker-end-width="0.40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T1" style:family="text">
      <style:text-properties style:text-position="0% 100%" fo:font-family="Symbol"/>
    </style:style>
    <style:style style:name="T2" style:family="text">
      <style:text-properties style:text-position="-33% 58%"/>
    </style:style>
    <style:style style:name="T3" style:family="text">
      <style:text-properties fo:font-size="14pt"/>
    </style:style>
    <style:style style:name="T4" style:family="text">
      <style:text-properties style:text-position="-33% 58%" fo:font-family="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0.678cm" svg:height="0.657cm" svg:x="1.065cm" svg:y="3.525cm">
          <text:p text:style-name="P2"/>
        </draw:ellipse>
        <draw:ellipse draw:style-name="gr2" draw:text-style-name="P1" draw:layer="layout" svg:width="0.637cm" svg:height="0.67cm" svg:x="3.566cm" svg:y="0.826cm">
          <text:p text:style-name="P2"/>
        </draw:ellipse>
        <draw:line draw:style-name="gr3" draw:text-style-name="P1" draw:layer="layout" svg:x1="1.613cm" svg:y1="3.585cm" svg:x2="3.714cm" svg:y2="1.386cm">
          <text:p text:style-name="P2"/>
        </draw:line>
        <draw:ellipse draw:style-name="gr1" draw:text-style-name="P1" draw:layer="layout" svg:width="0.678cm" svg:height="0.657cm" svg:x="6.065cm" svg:y="3.526cm">
          <text:p text:style-name="P2"/>
        </draw:ellipse>
        <draw:line draw:style-name="gr3" draw:text-style-name="P1" draw:layer="layout" svg:x1="6.214cm" svg:y1="3.586cm" svg:x2="4.113cm" svg:y2="1.387cm">
          <text:p text:style-name="P2"/>
        </draw:line>
        <draw:line draw:style-name="gr4" draw:text-style-name="P1" draw:layer="layout" svg:x1="1.658cm" svg:y1="3.645cm" svg:x2="2.83cm" svg:y2="2.634cm">
          <text:p text:style-name="P2"/>
        </draw:line>
        <draw:line draw:style-name="gr4" draw:text-style-name="P1" draw:layer="layout" svg:x1="3.876cm" svg:y1="1.445cm" svg:x2="3.88cm" svg:y2="2.432cm">
          <text:p text:style-name="P2"/>
        </draw:line>
        <draw:frame draw:style-name="gr5" draw:layer="layout" svg:width="1.031cm" svg:height="1.181cm" svg:x="3.51cm" svg:y="3.695cm">
          <draw:text-box>
            <text:p text:style-name="P2"><text:span text:style-name="T1">n</text:span><text:span text:style-name="T2">1</text:span></text:p>
          </draw:text-box>
        </draw:frame>
        <draw:frame draw:style-name="gr5" draw:text-style-name="P3" draw:layer="layout" svg:width="0.786cm" svg:height="0.806cm" svg:x="3.525cm" svg:y="3.616cm">
          <draw:text-box>
            <text:p text:style-name="P2"><text:span text:style-name="T3">~</text:span></text:p>
          </draw:text-box>
        </draw:frame>
        <draw:ellipse draw:style-name="gr1" draw:text-style-name="P1" draw:layer="layout" svg:width="0.678cm" svg:height="0.657cm" svg:x="7.965cm" svg:y="3.525cm">
          <text:p text:style-name="P2"/>
        </draw:ellipse>
        <draw:ellipse draw:style-name="gr2" draw:text-style-name="P1" draw:layer="layout" svg:width="0.637cm" svg:height="0.67cm" svg:x="10.466cm" svg:y="0.826cm">
          <text:p text:style-name="P2"/>
        </draw:ellipse>
        <draw:line draw:style-name="gr3" draw:text-style-name="P1" draw:layer="layout" svg:x1="8.513cm" svg:y1="3.585cm" svg:x2="10.614cm" svg:y2="1.386cm">
          <text:p text:style-name="P2"/>
        </draw:line>
        <draw:ellipse draw:style-name="gr1" draw:text-style-name="P1" draw:layer="layout" svg:width="0.678cm" svg:height="0.657cm" svg:x="12.965cm" svg:y="3.526cm">
          <text:p text:style-name="P2"/>
        </draw:ellipse>
        <draw:line draw:style-name="gr3" draw:text-style-name="P1" draw:layer="layout" svg:x1="13.114cm" svg:y1="3.586cm" svg:x2="11.013cm" svg:y2="1.387cm">
          <text:p text:style-name="P2"/>
        </draw:line>
        <draw:line draw:style-name="gr4" draw:text-style-name="P1" draw:layer="layout" svg:x1="8.058cm" svg:y1="3.645cm" svg:x2="7.076cm" svg:y2="2.594cm">
          <text:p text:style-name="P2"/>
        </draw:line>
        <draw:line draw:style-name="gr4" draw:text-style-name="P1" draw:layer="layout" svg:x1="10.776cm" svg:y1="1.445cm" svg:x2="10.78cm" svg:y2="2.432cm">
          <text:p text:style-name="P2"/>
        </draw:line>
        <draw:frame draw:style-name="gr5" draw:layer="layout" svg:width="1.018cm" svg:height="1.21cm" svg:x="10.41cm" svg:y="3.695cm">
          <draw:text-box>
            <text:p text:style-name="P2"><text:span text:style-name="T1">n</text:span><text:span text:style-name="T4">2</text:span></text:p>
          </draw:text-box>
        </draw:frame>
        <draw:frame draw:style-name="gr5" draw:text-style-name="P3" draw:layer="layout" svg:width="0.786cm" svg:height="0.806cm" svg:x="10.425cm" svg:y="3.616cm">
          <draw:text-box>
            <text:p text:style-name="P2"><text:span text:style-name="T3">~</text:span></text:p>
          </draw:text-box>
        </draw:frame>
        <draw:ellipse draw:style-name="gr1" draw:text-style-name="P1" draw:layer="layout" svg:width="0.678cm" svg:height="0.657cm" svg:x="14.765cm" svg:y="3.525cm">
          <text:p text:style-name="P2"/>
        </draw:ellipse>
        <draw:ellipse draw:style-name="gr2" draw:text-style-name="P1" draw:layer="layout" svg:width="0.637cm" svg:height="0.67cm" svg:x="17.266cm" svg:y="0.826cm">
          <text:p text:style-name="P2"/>
        </draw:ellipse>
        <draw:line draw:style-name="gr3" draw:text-style-name="P1" draw:layer="layout" svg:x1="15.313cm" svg:y1="3.585cm" svg:x2="17.414cm" svg:y2="1.386cm">
          <text:p text:style-name="P2"/>
        </draw:line>
        <draw:ellipse draw:style-name="gr1" draw:text-style-name="P1" draw:layer="layout" svg:width="0.678cm" svg:height="0.657cm" svg:x="19.765cm" svg:y="3.526cm">
          <text:p text:style-name="P2"/>
        </draw:ellipse>
        <draw:line draw:style-name="gr3" draw:text-style-name="P1" draw:layer="layout" svg:x1="19.914cm" svg:y1="3.586cm" svg:x2="17.813cm" svg:y2="1.387cm">
          <text:p text:style-name="P2"/>
        </draw:line>
        <draw:line draw:style-name="gr4" draw:text-style-name="P1" draw:layer="layout" svg:x1="19.915cm" svg:y1="3.545cm" svg:x2="18.825cm" svg:y2="2.453cm">
          <text:p text:style-name="P2"/>
        </draw:line>
        <draw:line draw:style-name="gr4" draw:text-style-name="P1" draw:layer="layout" svg:x1="17.9cm" svg:y1="1.163cm" svg:x2="19.029cm" svg:y2="1.105cm">
          <text:p text:style-name="P2"/>
        </draw:line>
        <draw:frame draw:style-name="gr5" draw:layer="layout" svg:width="1.018cm" svg:height="1.21cm" svg:x="17.21cm" svg:y="3.695cm">
          <draw:text-box>
            <text:p text:style-name="P2"><text:span text:style-name="T1">n</text:span><text:span text:style-name="T4">3</text:span></text:p>
          </draw:text-box>
        </draw:frame>
        <draw:frame draw:style-name="gr5" draw:text-style-name="P3" draw:layer="layout" svg:width="0.786cm" svg:height="0.806cm" svg:x="17.225cm" svg:y="3.616cm">
          <draw:text-box>
            <text:p text:style-name="P2"><text:span text:style-name="T3">~</text:span></text:p>
          </draw:text-box>
        </draw:frame>
        <draw:line draw:style-name="gr4" draw:text-style-name="P1" draw:layer="layout" svg:x1="13.576cm" svg:y1="3.646cm" svg:x2="14.558cm" svg:y2="2.595cm">
          <text:p text:style-name="P2"/>
        </draw:line>
        <draw:line draw:style-name="gr4" draw:text-style-name="P1" draw:layer="layout" svg:x1="6.13cm" svg:y1="3.646cm" svg:x2="4.958cm" svg:y2="2.635cm">
          <text:p text:style-name="P2"/>
        </draw:line>
        <draw:line draw:style-name="gr4" draw:text-style-name="P1" draw:layer="layout" svg:x1="14.915cm" svg:y1="4.053cm" svg:x2="13.825cm" svg:y2="5.14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2T20:42:10</meta:creation-date>
    <dc:creator>Jussi Eloranta</dc:creator>
    <dc:date>2007-04-02T21:00:44</dc:date>
    <dc:language>en-US</dc:language>
    <meta:editing-cycles>12</meta:editing-cycles>
    <meta:editing-duration>PT18M3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